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48E00002B23000029F47F3B4AFA.svm"/>
  <manifest:file-entry manifest:media-type="" manifest:full-path="Pictures/2000048E00002B23000029F49D3A253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01cm" svg:height="10.707cm" svg:x="2.949cm" svg:y="1.281cm">
          <draw:image xlink:href="Pictures/2000048E00002B23000029F47F3B4AFA.svm" xlink:type="simple" xlink:show="embed" xlink:actuate="onLoad">
            <text:p/>
          </draw:image>
        </draw:frame>
        <draw:frame draw:style-name="gr1" draw:text-style-name="P1" draw:layer="layout" svg:width="11.01cm" svg:height="10.707cm" svg:x="3.951cm" svg:y="13.637cm">
          <draw:image xlink:href="Pictures/2000048E00002B23000029F49D3A253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28T13:48:37.12</meta:creation-date>
    <meta:generator>OpenOffice.org/3.0$Win32 OpenOffice.org_project/300m15$Build-9379</meta:generator>
    <dc:date>2009-04-29T17:30:13.38</dc:date>
    <meta:editing-duration>PT00H23M29S</meta:editing-duration>
    <meta:editing-cycles>4</meta:editing-cycles>
    <dc:creator>Nuno Cancelo</dc:creator>
    <meta:document-statistic meta:object-count="2"/>
  </office:meta>
</office:document-meta>
</file>